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number-columns-repeated="982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 table:number-rows-repeated="104846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office:forms form:automatic-focus="false" form:apply-design-mode="false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office:forms form:automatic-focus="false" form:apply-design-mode="false"/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office:forms form:automatic-focus="false" form:apply-design-mode="false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23:16:02.5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0T23:23:52.990000000</dc:date>
    <meta:editing-duration>P11DT16H29M32S</meta:editing-duration>
    <meta:editing-cycles>5241</meta:editing-cycles>
    <meta:document-statistic meta:table-count="7" meta:cell-count="14369" meta:object-count="0"/>
    <meta:user-defined meta:name="qrichtext">1</meta:user-defined>
  </office:meta>
</office:document-meta>
</file>